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Mada" svg:font-family="Mada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1" style:family="text">
      <style:text-properties officeooo:rsid="000d4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 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Mada" svg:font-family="Mada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" style:font-family-complex="Mad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58:23.777415548</meta:creation-date>
    <dc:date>2018-04-25T13:45:36.868333785</dc:date>
    <meta:editing-duration>PT29S</meta:editing-duration>
    <meta:editing-cycles>2</meta:editing-cycles>
    <meta:generator>LibreOfficeDev/6.1.0.0.alpha0$Linux_X86_64 LibreOffice_project/2ab09f204d561faa08d1b6584927bf7a600639d4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